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----------------</text:p>
      <text:p text:style-name="P6"/>
      <text:p text:style-name="P6">оскільки малювання тестури плеєра це завдання вью, тоді там ми чекаєм, який дірекшн у плеєра</text:p>
      <text:p text:style-name="P6">і малюєм відповідний імедж для tank_model а якщо швидкість танку не рівна нулю, <text:s/>тоді ми змінюєм кожнен фрейм <text:s/>імедж танку для імітації руху.</text:p>
      <text:p text:style-name="P6">якщо швидкість не рівна нулю, тоді змінюєм картинку для емуляції руху танку. Тобто має бути список картинок для даного напрямку і даної танк_модел і ід картинки в списку, і кожен фрейм змінювати ід картинки. </text:p>
      <text:p text:style-name="P6"><text:soft-page-break/>Якщо швидкість стала рівна нулю, перестаєм змінювати картинки</text:p>
      <text:p text:style-name="P6">------------------------</text:p>
      <text:p text:style-name="P6"/>
      <text:p text:style-name="P6">Тепер потрібно зробити плеєра, щоб він переміщався стрілочками і не наїжджав на непроїздні перешкоди. </text:p>
      <text:p text:style-name="P6">Почнем з того, що створимо групу “нероїздні перешкоди” і групу <text:span text:style-name="T11">“</text:span>края карти”. Щоб відділити проїздні перешкоди від не проїздних мені в файлі з текстурами прийдеться додати ще одну колонку з даними де буде тру або фолс. Непроїздна — фолс, проїздна — тру. І якщо результат перевірки спрайтколлайд плеєра і скоріше за все двох груп “нероїздні перешкоди” і <text:span text:style-name="T11">“</text:span>края карти” помістимо в функцію can_move плеєра.</text:p>
      <text:p text:style-name="P6">Оскільки будем редагувати вхідний формат з текстур, відразу зробимо ще поле в списку, яке буде означати що дана текстура має бути під танком(лід, вода) і має бути над танком дерева</text:p>
      <text:p text:style-name="P6"/>
      <text:p text:style-name="P6"/>
      <text:p text:style-name="P6"/>
      <text:p text:style-name="P6">Щось не очевидно де я маю мати управління, бо блоки спрайтів в мене у вью, тобто колайди в мене також будуть у вью. Тобто з мейн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/>
      <text:p text:style-name="P6">Додати різні вигляди плееєра для їзди в кожен з напрямків. </text:p>
      <text:p text:style-name="P6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Плеєр має можливість стріляти і його набої мають летіти по карті</text:p>
      <text:p text:style-name="P6">в теорії потрібен клас куля, яка буде переміщатись в залежності з ким вона клайдить.</text:p>
      <text:p text:style-name="P6">Можливо границі потрібно виділити якимось кольором, як мінімум правий край, тобто таблицю з статистикою гри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10T20:42:03.99</dc:date>
    <meta:editing-duration>PT10H8M17S</meta:editing-duration>
    <meta:editing-cycles>11</meta:editing-cycles>
    <meta:generator>OpenOffice/4.1.13$Win32 OpenOffice.org_project/4113m1$Build-9810</meta:generator>
    <meta:document-statistic meta:table-count="0" meta:image-count="3" meta:object-count="0" meta:page-count="3" meta:paragraph-count="25" meta:word-count="522" meta:character-count="3182"/>
  </office:meta>
</office:document-meta>
</file>